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25000002D2A54548CD3344DB4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mo" svg:font-family="Arimo" style:font-family-generic="roman" style:font-pitch="variable"/>
    <style:font-face style:name="Arimo1" svg:font-family="Arimo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표1" style:family="table">
      <style:table-properties style:width="15.921cm" fo:margin-left="0cm" fo:margin-top="0cm" fo:margin-bottom="0cm" table:align="left" fo:background-color="transparent" style:writing-mode="lr-tb">
        <style:background-image/>
      </style:table-properties>
    </style:style>
    <style:style style:name="표1.A" style:family="table-column">
      <style:table-column-properties style:column-width="2.593cm"/>
    </style:style>
    <style:style style:name="표1.B" style:family="table-column">
      <style:table-column-properties style:column-width="1.905cm"/>
    </style:style>
    <style:style style:name="표1.C" style:family="table-column">
      <style:table-column-properties style:column-width="2.699cm"/>
    </style:style>
    <style:style style:name="표1.D" style:family="table-column">
      <style:table-column-properties style:column-width="1.508cm"/>
    </style:style>
    <style:style style:name="표1.E" style:family="table-column">
      <style:table-column-properties style:column-width="7.216cm"/>
    </style:style>
    <style:style style:name="표1.1" style:family="table-row">
      <style:table-row-properties style:min-row-height="0.794cm" fo:background-color="transparent" fo:keep-together="auto">
        <style:background-image/>
      </style:table-row-properties>
    </style:style>
    <style:style style:name="표1.A1" style:family="table-cell">
      <style:table-cell-properties style:vertical-align="middle" fo:background-color="#dddddd" fo:padding-left="0.123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표1.B1" style:family="table-cell">
      <style:table-cell-properties style:vertical-align="middle" fo:background-color="transparent" fo:padding-left="0.123cm" fo:padding-right="0.191cm" fo:padding-top="0cm" fo:padding-bottom="0cm" fo:border="0.75pt solid #000001">
        <style:background-image/>
      </style:table-cell-properties>
    </style:style>
    <style:style style:name="표1.2" style:family="table-row">
      <style:table-row-properties style:min-row-height="0.9cm" fo:background-color="transparent" fo:keep-together="auto">
        <style:background-image/>
      </style:table-row-properties>
    </style:style>
    <style:style style:name="표1.A2" style:family="table-cell">
      <style:table-cell-properties style:vertical-align="middle" fo:background-color="#dddddd" fo:padding-left="0.123cm" fo:padding-right="0.191cm" fo:padding-top="0cm" fo:padding-bottom="0cm" fo:border-left="0.75pt solid #000001" fo:border-right="none" fo:border-top="none" fo:border-bottom="0.75pt solid #000001">
        <style:background-image/>
      </style:table-cell-properties>
    </style:style>
    <style:style style:name="표1.B2" style:family="table-cell">
      <style:table-cell-properties style:vertical-align="middle" fo:background-color="transparent" fo:padding-left="0.123cm" fo:padding-right="0.191cm" fo:padding-top="0cm" fo:padding-bottom="0cm" fo:border-left="0.75pt solid #000001" fo:border-right="0.75pt solid #000001" fo:border-top="none" fo:border-bottom="0.75pt solid #000001">
        <style:background-image/>
      </style:table-cell-properties>
    </style:style>
    <style:style style:name="표1.3" style:family="table-row">
      <style:table-row-properties style:min-row-height="1.005cm" fo:background-color="transparent" fo:keep-together="auto">
        <style:background-image/>
      </style:table-row-properties>
    </style:style>
    <style:style style:name="표1.A3" style:family="table-cell">
      <style:table-cell-properties style:vertical-align="middle" fo:background-color="#dddddd" fo:padding-left="0.123cm" fo:padding-right="0.191cm" fo:padding-top="0cm" fo:padding-bottom="0cm" fo:border-left="0.75pt solid #000001" fo:border-right="0.75pt solid #000001" fo:border-top="none" fo:border-bottom="0.75pt solid #000001">
        <style:background-image/>
      </style:table-cell-properties>
    </style:style>
    <style:style style:name="표1.4" style:family="table-row">
      <style:table-row-properties style:min-row-height="0.873cm" fo:background-color="transparent" fo:keep-together="auto">
        <style:background-image/>
      </style:table-row-properties>
    </style:style>
    <style:style style:name="표1.B5" style:family="table-cell">
      <style:table-cell-properties style:vertical-align="middle" fo:background-color="transparent" fo:padding-left="0.123cm" fo:padding-right="0.191cm" fo:padding-top="0cm" fo:padding-bottom="0cm" fo:border-left="0.75pt solid #000001" fo:border-right="none" fo:border-top="none" fo:border-bottom="0.75pt solid #000001">
        <style:background-image/>
      </style:table-cell-properties>
    </style:style>
    <style:style style:name="표1.7" style:family="table-row">
      <style:table-row-properties style:min-row-height="0.741cm" fo:background-color="transparent" fo:keep-together="auto">
        <style:background-image/>
      </style:table-row-properties>
    </style:style>
    <style:style style:name="표1.8" style:family="table-row">
      <style:table-row-properties style:min-row-height="0.773cm" fo:background-color="transparent" fo:keep-together="auto">
        <style:background-image/>
      </style:table-row-properties>
    </style:style>
    <style:style style:name="표1.9" style:family="table-row">
      <style:table-row-properties style:min-row-height="0.868cm" fo:background-color="transparent" fo:keep-together="auto">
        <style:background-image/>
      </style:table-row-properties>
    </style:style>
    <style:style style:name="표1.13" style:family="table-row">
      <style:table-row-properties style:min-row-height="0.18cm" fo:background-color="transparent" fo:keep-together="auto">
        <style:background-image/>
      </style:table-row-properties>
    </style:style>
    <style:style style:name="표1.15" style:family="table-row">
      <style:table-row-properties style:min-row-height="0.561cm" fo:background-color="transparent" fo:keep-together="auto">
        <style:background-image/>
      </style:table-row-properties>
    </style:style>
    <style:style style:name="표1.B16" style:family="table-cell">
      <style:table-cell-properties style:vertical-align="middle" fo:background-color="transparent" fo:padding-left="0.123cm" fo:padding-right="0.191cm" fo:padding-top="0cm" fo:padding-bottom="0cm" fo:border-left="0.75pt solid #000001" fo:border-right="0.75pt solid #000001" fo:border-top="none" fo:border-bottom="0.75pt solid #000001">
        <style:background-image xlink:href="Pictures/1000000100000525000002D2A54548CD3344DB41.png" xlink:type="simple" xlink:actuate="onLoad" style:repeat="stretch"/>
      </style:table-cell-properties>
    </style:style>
    <style:style style:name="P1" style:family="paragraph" style:parent-style-name="Standard">
      <style:paragraph-properties fo:margin-left="-1.249cm" fo:margin-right="0cm" fo:line-height="115%" fo:orphans="0" fo:widows="0" fo:text-indent="0cm" style:auto-text-indent="false" fo:padding="0cm" fo:border="none" style:shadow="none" style:join-border="false"/>
    </style:style>
    <style:style style:name="P2" style:family="paragraph" style:parent-style-name="Standard">
      <style:paragraph-properties fo:line-height="115%" fo:orphans="0" fo:widows="0" fo:padding="0cm" fo:border="none" style:shadow="none" style:join-border="false"/>
    </style:style>
    <style:style style:name="P3" style:family="paragraph" style:parent-style-name="Standard">
      <style:paragraph-properties fo:line-height="115%" fo:orphans="0" fo:widows="0" fo:padding="0cm" fo:border="none" style:shadow="none" style:join-border="false"/>
      <style:text-properties officeooo:paragraph-rsid="0018da8c"/>
    </style:style>
    <style:style style:name="P4" style:family="paragraph" style:parent-style-name="Standard">
      <style:paragraph-properties fo:line-height="115%" fo:text-align="end" style:justify-single-word="false" fo:orphans="0" fo:widows="0" fo:padding="0cm" fo:border="none" style:shadow="none" style:join-border="false"/>
    </style:style>
    <style:style style:name="P5" style:family="paragraph" style:parent-style-name="Standard">
      <style:paragraph-properties fo:line-height="115%" fo:text-align="end" style:justify-single-word="false" fo:orphans="0" fo:widows="0" fo:padding="0cm" fo:border="none" style:shadow="none" style:join-border="false"/>
      <style:text-properties fo:font-size="8pt" officeooo:rsid="00023a85" officeooo:paragraph-rsid="0011913a" style:font-name-asian="Arial1" style:font-size-asian="8pt" style:font-size-complex="8pt"/>
    </style:style>
    <style:style style:name="P6" style:family="paragraph" style:parent-style-name="Standard">
      <style:paragraph-properties fo:text-align="center" style:justify-single-word="false" fo:orphans="0" fo:widows="0" fo:padding="0cm" fo:border="none" style:shadow="none" fo:keep-with-next="always" style:join-border="false"/>
      <style:text-properties officeooo:rsid="00023a85" officeooo:paragraph-rsid="00023a85"/>
    </style:style>
    <style:style style:name="P7" style:family="paragraph" style:parent-style-name="Standard">
      <style:paragraph-properties fo:orphans="0" fo:widows="0" fo:padding="0cm" fo:border="none" style:shadow="none" fo:keep-with-next="always" style:join-border="false"/>
    </style:style>
    <style:style style:name="P8" style:family="paragraph" style:parent-style-name="Standard">
      <style:paragraph-properties fo:orphans="0" fo:widows="0" fo:padding="0cm" fo:border="none" style:shadow="none" fo:keep-with-next="always" style:join-border="false"/>
      <style:text-properties style:font-name="Arial Unicode MS" style:font-name-asian="Arial Unicode MS1" style:font-name-complex="Arial Unicode MS1"/>
    </style:style>
    <style:style style:name="P9" style:family="paragraph" style:parent-style-name="Standard">
      <style:paragraph-properties fo:orphans="0" fo:widows="0" fo:padding="0cm" fo:border="none" style:shadow="none" style:join-border="false"/>
      <style:text-properties style:font-name="Arial Unicode MS" style:font-name-asian="Arial Unicode MS1" style:font-name-complex="Arial Unicode MS1"/>
    </style:style>
    <style:style style:name="P10" style:family="paragraph" style:parent-style-name="Standard">
      <style:paragraph-properties fo:orphans="0" fo:widows="0"/>
      <style:text-properties style:font-name="Arial Unicode MS" style:font-name-asian="Arial Unicode MS1" style:font-name-complex="Arial Unicode MS1"/>
    </style:style>
    <style:style style:name="P11" style:family="paragraph" style:parent-style-name="Standard">
      <style:paragraph-properties fo:orphans="0" fo:widows="0" fo:padding="0cm" fo:border="none" style:shadow="none" style:join-border="false"/>
      <style:text-properties style:font-name="Arial Unicode MS" officeooo:rsid="00023a85" style:font-name-asian="Arial Unicode MS1" style:font-name-complex="Arial Unicode MS1"/>
    </style:style>
    <style:style style:name="P12" style:family="paragraph" style:parent-style-name="Standard">
      <style:paragraph-properties fo:text-align="center" style:justify-single-word="false" fo:orphans="0" fo:widows="0" fo:padding="0cm" fo:border="none" style:shadow="none" fo:keep-with-next="always" style:join-border="false"/>
      <style:text-properties style:font-name="Arial Unicode MS" style:font-name-asian="Arial Unicode MS1" style:font-name-complex="Arial Unicode MS1"/>
    </style:style>
    <style:style style:name="P13" style:family="paragraph" style:parent-style-name="Standard">
      <style:paragraph-properties fo:orphans="0" fo:widows="0" fo:padding="0cm" fo:border="none" style:shadow="none" fo:keep-with-next="always" style:join-border="false"/>
      <style:text-properties style:font-name="Arial Unicode MS" officeooo:rsid="000c3e33" officeooo:paragraph-rsid="000c3e33" style:font-name-asian="Arial Unicode MS1" style:font-name-complex="Arial Unicode MS1"/>
    </style:style>
    <style:style style:name="P14" style:family="paragraph" style:parent-style-name="Standard">
      <style:paragraph-properties fo:orphans="0" fo:widows="0" fo:padding="0cm" fo:border="none" style:shadow="none" fo:keep-with-next="always" style:join-border="false"/>
      <style:text-properties style:font-name="Arial Unicode MS" officeooo:rsid="0011913a" officeooo:paragraph-rsid="0011913a" style:font-name-asian="Arial Unicode MS1" style:font-name-complex="Arial Unicode MS1"/>
    </style:style>
    <style:style style:name="P15" style:family="paragraph" style:parent-style-name="Standard">
      <style:paragraph-properties fo:text-align="center" style:justify-single-word="false" fo:orphans="0" fo:widows="0" fo:padding="0cm" fo:border="none" style:shadow="none" fo:keep-with-next="always" style:join-border="false"/>
      <style:text-properties style:font-name="Arial Unicode MS" fo:font-size="13pt" fo:font-weight="bold" style:font-name-asian="Arial Unicode MS1" style:font-size-asian="13pt" style:font-weight-asian="bold" style:font-name-complex="Arial Unicode MS1" style:font-size-complex="13pt"/>
    </style:style>
    <style:style style:name="P16" style:family="paragraph" style:parent-style-name="Standard">
      <style:paragraph-properties fo:text-align="center" style:justify-single-word="false" fo:orphans="0" fo:widows="0" fo:padding="0cm" fo:border="none" style:shadow="none" style:join-border="false"/>
      <style:text-properties style:font-name="Arial Unicode MS" fo:font-size="13pt" fo:font-weight="bold" style:font-name-asian="Arial Unicode MS1" style:font-size-asian="13pt" style:font-weight-asian="bold" style:font-name-complex="Arial Unicode MS1" style:font-size-complex="13pt"/>
    </style:style>
    <style:style style:name="P17" style:family="paragraph" style:parent-style-name="Standard">
      <style:paragraph-properties fo:text-align="center" style:justify-single-word="false" fo:orphans="0" fo:widows="0"/>
      <style:text-properties fo:color="#000000" loext:opacity="100%" style:font-name="Arial Unicode MS" style:font-name-asian="Arial Unicode MS1" style:font-name-complex="Arial Unicode MS1"/>
    </style:style>
    <style:style style:name="P18" style:family="paragraph" style:parent-style-name="Standard">
      <style:paragraph-properties fo:orphans="0" fo:widows="0" fo:padding="0cm" fo:border="none" style:shadow="none" fo:keep-with-next="always" style:join-border="false"/>
      <style:text-properties officeooo:rsid="000c3e33" officeooo:paragraph-rsid="000c3e33"/>
    </style:style>
    <style:style style:name="P19" style:family="paragraph" style:parent-style-name="Standard" style:master-page-name="Standard">
      <style:paragraph-properties fo:line-height="115%" fo:text-align="center" style:justify-single-word="false" fo:orphans="0" fo:widows="0" style:page-number="1" fo:padding="0cm" fo:border="none" style:shadow="none" style:join-border="false"/>
      <style:text-properties style:font-name="Arial Unicode MS" fo:font-size="24pt" style:font-name-asian="Arial Unicode MS1" style:font-size-asian="24pt" style:font-name-complex="Arial Unicode MS1" style:font-size-complex="24pt"/>
    </style:style>
    <style:style style:name="P20" style:family="paragraph" style:parent-style-name="Standard">
      <style:paragraph-properties fo:orphans="0" fo:widows="0" fo:padding="0cm" fo:border="none" style:shadow="none" style:join-border="false"/>
      <style:text-properties style:font-name="Arial Unicode MS" style:font-name-asian="Arial Unicode MS1" style:font-name-complex="Arial Unicode MS1"/>
    </style:style>
    <style:style style:name="T1" style:family="text">
      <style:text-properties style:font-name="Arial Unicode MS" fo:font-size="8pt" style:font-name-asian="Arial Unicode MS1" style:font-size-asian="8pt" style:font-name-complex="Arial Unicode MS1" style:font-size-complex="8pt"/>
    </style:style>
    <style:style style:name="T2" style:family="text">
      <style:text-properties style:font-name="Arial Unicode MS" fo:font-size="8pt" officeooo:rsid="000ab097" style:font-name-asian="Arial Unicode MS1" style:font-size-asian="8pt" style:font-name-complex="Arial Unicode MS1" style:font-size-complex="8pt"/>
    </style:style>
    <style:style style:name="T3" style:family="text">
      <style:text-properties style:font-name="Arial Unicode MS" fo:font-size="8pt" officeooo:rsid="00023a85" style:font-name-asian="Arial Unicode MS1" style:font-size-asian="8pt" style:font-name-complex="Arial Unicode MS1" style:font-size-complex="8pt"/>
    </style:style>
    <style:style style:name="T4" style:family="text">
      <style:text-properties style:font-name="Arial Unicode MS" style:font-name-asian="Arial Unicode MS1" style:font-name-complex="Arial Unicode MS1"/>
    </style:style>
    <style:style style:name="T5" style:family="text">
      <style:text-properties style:font-name="Arial Unicode MS" officeooo:rsid="00023a85" style:font-name-asian="Arial Unicode MS1" style:font-name-complex="Arial Unicode MS1"/>
    </style:style>
    <style:style style:name="T6" style:family="text">
      <style:text-properties style:font-name="Arial Unicode MS" officeooo:rsid="0008d976" style:font-name-asian="Arial Unicode MS1" style:font-name-complex="Arial Unicode MS1"/>
    </style:style>
    <style:style style:name="T7" style:family="text">
      <style:text-properties style:font-name="Arial Unicode MS" officeooo:rsid="000ab097" style:font-name-asian="Arial Unicode MS1" style:font-name-complex="Arial Unicode MS1"/>
    </style:style>
    <style:style style:name="T8" style:family="text">
      <style:text-properties style:font-name="Arimo" fo:font-size="8pt" style:font-name-asian="Arimo1" style:font-size-asian="8pt" style:font-name-complex="Arimo1" style:font-size-complex="8pt"/>
    </style:style>
    <style:style style:name="T9" style:family="text">
      <style:text-properties style:font-name="Arimo" fo:font-size="8pt" officeooo:rsid="00023a85" style:font-name-asian="Arimo1" style:font-size-asian="8pt" style:font-name-complex="Arimo1" style:font-size-complex="8pt"/>
    </style:style>
    <style:style style:name="T10" style:family="text">
      <style:text-properties style:font-name="Arimo" fo:font-size="8pt" officeooo:rsid="000ab097" style:font-name-asian="Arimo1" style:font-size-asian="8pt" style:font-name-complex="Arimo1" style:font-size-complex="8pt"/>
    </style:style>
    <style:style style:name="T11" style:family="text">
      <style:text-properties style:font-name="Arimo" style:font-name-asian="Arimo1" style:font-name-complex="Arimo1"/>
    </style:style>
    <style:style style:name="T12" style:family="text">
      <style:text-properties style:font-name="Arimo" officeooo:rsid="00023a85" style:font-name-asian="Arimo1" style:font-name-complex="Arimo1"/>
    </style:style>
    <style:style style:name="T13" style:family="text">
      <style:text-properties officeooo:rsid="0011913a"/>
    </style:style>
    <style:style style:name="T14" style:family="text">
      <style:text-properties officeooo:rsid="000c3e33"/>
    </style:style>
    <style:style style:name="T15" style:family="text">
      <style:text-properties officeooo:rsid="000d4390"/>
    </style:style>
    <style:style style:name="T16" style:family="text">
      <style:text-properties officeooo:rsid="000e44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개발 계획서</text:p>
      <text:p text:style-name="P2"/>
      <text:p text:style-name="P4"/>
      <text:p text:style-name="P4"><text:span text:style-name="T4">제출일 : <text:s/>20</text:span><text:span text:style-name="T5">24</text:span><text:span text:style-name="T4">년 </text:span><text:span text:style-name="T7">4</text:span><text:span text:style-name="T4">월</text:span><text:span text:style-name="T11"> </text:span><text:bookmark text:name="_GoBack"/><text:span text:style-name="T12">1</text:span><text:span text:style-name="T4">일</text:span></text:p>
      <text:p text:style-name="P2"/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column table:style-name="표1.E"/>
        <table:table-row table:style-name="표1.1">
          <table:table-cell table:style-name="표1.A1" office:value-type="string">
            <text:p text:style-name="P15">팀명</text:p>
          </table:table-cell>
          <table:table-cell table:style-name="표1.B1" table:number-columns-spanned="4" office:value-type="string">
            <text:p text:style-name="P7"><text:span text:style-name="T4">시작이 반</text:span><text:span text:style-name="T7">EZ</text:span><text:span text:style-name="T6"> (</text:span><text:span text:style-name="T5">2팀</text:span><text:span text:style-name="T6">)</text:span></text:p>
          </table:table-cell>
          <table:covered-table-cell/>
          <table:covered-table-cell/>
          <table:covered-table-cell/>
        </table:table-row>
        <table:table-row table:style-name="표1.2">
          <table:table-cell table:style-name="표1.A2" office:value-type="string">
            <text:p text:style-name="P15">참여 인원</text:p>
          </table:table-cell>
          <table:table-cell table:style-name="표1.B2" table:number-columns-spanned="4" office:value-type="string">
            <text:p text:style-name="P13">김혜빈, 노주영, 조세빈</text:p>
          </table:table-cell>
          <table:covered-table-cell/>
          <table:covered-table-cell/>
          <table:covered-table-cell/>
        </table:table-row>
        <table:table-row table:style-name="표1.3">
          <table:table-cell table:style-name="표1.A3" table:number-columns-spanned="5" office:value-type="string">
            <text:p text:style-name="P15">프로젝트 소개</text:p>
          </table:table-cell>
          <table:covered-table-cell/>
          <table:covered-table-cell/>
          <table:covered-table-cell/>
          <table:covered-table-cell/>
        </table:table-row>
        <table:table-row table:style-name="표1.4">
          <table:table-cell table:style-name="표1.A2" office:value-type="string">
            <text:p text:style-name="P15">프로젝트 명</text:p>
          </table:table-cell>
          <table:table-cell table:style-name="표1.B2" table:number-columns-spanned="4" office:value-type="string">
            <text:p text:style-name="P18">LinEZ(린이지)</text:p>
          </table:table-cell>
          <table:covered-table-cell/>
          <table:covered-table-cell/>
          <table:covered-table-cell/>
        </table:table-row>
        <table:table-row table:style-name="표1.2">
          <table:table-cell table:style-name="표1.A2" office:value-type="string">
            <text:p text:style-name="P15">활동 일시</text:p>
          </table:table-cell>
          <table:table-cell table:style-name="표1.B5" table:number-columns-spanned="2" office:value-type="string">
            <text:p text:style-name="P6">03 / <text:span text:style-name="T14">2</text:span>8 <text:span text:style-name="T14">(목) </text:span>~ 0<text:span text:style-name="T14">4</text:span> / 0<text:span text:style-name="T14">5 (금)</text:span></text:p>
          </table:table-cell>
          <table:covered-table-cell/>
          <table:table-cell table:style-name="표1.A2" office:value-type="string">
            <text:p text:style-name="P15">장소</text:p>
          </table:table-cell>
          <table:table-cell table:style-name="표1.B2" office:value-type="string">
            <text:p text:style-name="P17">광주인력개발원 공학 1관 <text:s/><text:span text:style-name="T16">2층 드론융합실</text:span></text:p>
          </table:table-cell>
        </table:table-row>
        <table:table-row table:style-name="표1.2">
          <table:table-cell table:style-name="표1.A2" office:value-type="string">
            <text:p text:style-name="P15">주요 주제</text:p>
          </table:table-cell>
          <table:table-cell table:style-name="표1.B2" table:number-columns-spanned="4" office:value-type="string">
            <text:p text:style-name="P10">C언어를 이용한 게임 제작</text:p>
          </table:table-cell>
          <table:covered-table-cell/>
          <table:covered-table-cell/>
          <table:covered-table-cell/>
        </table:table-row>
        <table:table-row table:style-name="표1.7">
          <table:table-cell table:style-name="표1.A2" table:number-rows-spanned="2" office:value-type="string">
            <text:p text:style-name="P16">개발 목적</text:p>
          </table:table-cell>
          <table:table-cell table:style-name="표1.B2" table:number-rows-spanned="2" table:number-columns-spanned="4" office:value-type="string">
            <text:p text:style-name="P11">C언어의 제어문, 반복문, 난수, 선택문, 배열, 함수, 포인터, 구조체, 동적할당 등 알고 있는 지식을 총동원하여 게임 제작 및 구현</text:p>
          </table:table-cell>
          <table:covered-table-cell/>
          <table:covered-table-cell/>
          <table:covered-table-cell/>
        </table:table-row>
        <table:table-row table:style-name="표1.8">
          <table:covered-table-cell table:style-name="표1.A2"/>
          <table:covered-table-cell table:style-name="표1.B2"/>
          <table:covered-table-cell/>
          <table:covered-table-cell/>
          <table:covered-table-cell/>
        </table:table-row>
        <table:table-row table:style-name="표1.9">
          <table:table-cell table:style-name="표1.A2" table:number-rows-spanned="3" office:value-type="string">
            <text:p text:style-name="P16">업무 분담</text:p>
          </table:table-cell>
          <table:table-cell table:style-name="표1.B5" office:value-type="string">
            <text:p text:style-name="P12">김혜빈</text:p>
          </table:table-cell>
          <table:table-cell table:style-name="표1.B2" table:number-columns-spanned="3" office:value-type="string">
            <text:p text:style-name="P8">계획서/일정표 작성 및 전투 파트 담당</text:p>
          </table:table-cell>
          <table:covered-table-cell/>
          <table:covered-table-cell/>
        </table:table-row>
        <table:table-row table:style-name="표1.2">
          <table:covered-table-cell table:style-name="표1.A2"/>
          <table:table-cell table:style-name="표1.B5" office:value-type="string">
            <text:p text:style-name="P12">노주영</text:p>
          </table:table-cell>
          <table:table-cell table:style-name="표1.B2" table:number-columns-spanned="3" office:value-type="string">
            <text:p text:style-name="P8">순서도 작성 및 맵 파트 담당</text:p>
          </table:table-cell>
          <table:covered-table-cell/>
          <table:covered-table-cell/>
        </table:table-row>
        <table:table-row table:style-name="표1.2">
          <table:covered-table-cell table:style-name="표1.A2"/>
          <table:table-cell table:style-name="표1.B5" office:value-type="string">
            <text:p text:style-name="P12">조세빈</text:p>
          </table:table-cell>
          <table:table-cell table:style-name="표1.B2" table:number-columns-spanned="3" office:value-type="string">
            <text:p text:style-name="P9">요구사항 분석서 작성 및 아이템 <text:span text:style-name="T15">파트 담당</text:span></text:p>
          </table:table-cell>
          <table:covered-table-cell/>
          <table:covered-table-cell/>
        </table:table-row>
        <table:table-row table:style-name="표1.7">
          <table:table-cell table:style-name="표1.A2" table:number-rows-spanned="2" office:value-type="string">
            <text:p text:style-name="P15">개발 환경</text:p>
          </table:table-cell>
          <table:table-cell table:style-name="표1.B2" table:number-rows-spanned="2" table:number-columns-spanned="4" office:value-type="string">
            <text:p text:style-name="P8">실습실 / 개인 PC 사용 / Ubuntu 16.04 Linux os / Visual Studio Code 활용</text:p>
          </table:table-cell>
          <table:covered-table-cell/>
          <table:covered-table-cell/>
          <table:covered-table-cell/>
        </table:table-row>
        <table:table-row table:style-name="표1.13">
          <table:covered-table-cell table:style-name="표1.A2"/>
          <table:covered-table-cell table:style-name="표1.B2"/>
          <table:covered-table-cell/>
          <table:covered-table-cell/>
          <table:covered-table-cell/>
        </table:table-row>
        <table:table-row table:style-name="표1.7">
          <table:table-cell table:style-name="표1.A2" table:number-rows-spanned="2" office:value-type="string">
            <text:p text:style-name="P16">요구사항 분석서</text:p>
          </table:table-cell>
          <table:table-cell table:style-name="표1.B2" table:number-rows-spanned="2" table:number-columns-spanned="4" office:value-type="string">
            <text:p text:style-name="P14">아래 별도 첨부</text:p>
          </table:table-cell>
          <table:covered-table-cell/>
          <table:covered-table-cell/>
          <table:covered-table-cell/>
        </table:table-row>
        <table:table-row table:style-name="표1.15">
          <table:covered-table-cell table:style-name="표1.A2"/>
          <table:covered-table-cell table:style-name="표1.B2"/>
          <table:covered-table-cell/>
          <table:covered-table-cell/>
          <table:covered-table-cell/>
        </table:table-row>
        <table:table-row table:style-name="표1.7">
          <table:table-cell table:style-name="표1.A2" office:value-type="string">
            <text:p text:style-name="P16">일정표</text:p>
          </table:table-cell>
          <table:table-cell table:style-name="표1.B16" table:number-columns-spanned="4" office:value-type="string">
            <text:p text:style-name="P8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mo" svg:font-family="Arimo" style:font-family-generic="roman" style:font-pitch="variable"/>
    <style:font-face style:name="Arimo1" svg:font-family="Arimo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a" loext:opacity="100%" style:font-name="Arial" fo:font-size="11pt" fo:language="ko" fo:country="KR" style:letter-kerning="false" style:font-name-asian="맑은 고딕" style:font-size-asian="11pt" style:language-asian="ko" style:country-asian="KR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a" loext:opacity="100%" style:font-name="Arial" fo:font-size="11pt" fo:language="ko" fo:country="KR" style:letter-kerning="false" style:font-name-asian="맑은 고딕" style:font-size-asian="11pt" style:language-asian="ko" style:country-asian="KR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orphans="0" fo:widows="0" fo:padding="0cm" fo:border="none" style:shadow="none" fo:keep-with-next="always" style:join-border="false"/>
      <style:text-properties fo:font-size="20pt" style:font-name-asian="Arial1" style:font-family-asian="Arial" style:font-family-generic-asian="system" style:font-pitch-asian="variable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orphans="0" fo:widows="0" fo:padding="0cm" fo:border="none" style:shadow="none" fo:keep-with-next="always" style:join-border="false"/>
      <style:text-properties fo:font-size="16pt" style:font-name-asian="Arial1" style:font-family-asian="Arial" style:font-family-generic-asian="system" style:font-pitch-asian="variable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orphans="0" fo:widows="0" fo:padding="0cm" fo:border="none" style:shadow="none" fo:keep-with-next="always" style:join-border="false"/>
      <style:text-properties fo:color="#434343" loext:opacity="100%" fo:font-size="14pt" style:font-name-asian="Arial1" style:font-family-asian="Arial" style:font-family-generic-asian="system" style:font-pitch-asian="variable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orphans="0" fo:widows="0" fo:padding="0cm" fo:border="none" style:shadow="none" fo:keep-with-next="always" style:join-border="false"/>
      <style:text-properties fo:color="#666666" loext:opacity="100%" fo:font-size="12pt" style:font-name-asian="Arial1" style:font-family-asian="Arial" style:font-family-generic-asian="system" style:font-pitch-asian="variable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orphans="0" fo:widows="0" fo:padding="0cm" fo:border="none" style:shadow="none" fo:keep-with-next="always" style:join-border="false"/>
      <style:text-properties fo:color="#666666" loext:opacity="100%" style:font-name-asian="Arial1" style:font-family-asian="Arial" style:font-family-generic-asian="system" style:font-pitch-asian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orphans="0" fo:widows="0" fo:padding="0cm" fo:border="none" style:shadow="none" fo:keep-with-next="always" style:join-border="false"/>
      <style:text-properties fo:color="#666666" loext:opacity="100%" fo:font-style="italic" style:font-name-asian="Arial1" style:font-family-asian="Arial" style:font-family-generic-asian="system" style:font-pitch-asian="variable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name-asian="Arial1" style:font-family-asian="Arial" style:font-family-generic-asian="system" style:font-pitch-asian="variable" style:font-size-asian="15pt" style:font-size-complex="15pt"/>
    </style:style>
    <style:style style:name="Balloon_20_Text" style:display-name="Balloon Text" style:family="paragraph" style:parent-style-name="Standard" loext:linked-style-name="풍선_20_도움말_20_텍스트_20_Char">
      <style:text-properties style:font-name="Calibri" fo:font-family="Calibri" style:font-family-generic="roman" style:font-pitch="variable" fo:font-size="9pt" style:font-name-asian="맑은 고딕" style:font-family-asian="'맑은 고딕'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풍선_20_도움말_20_텍스트_20_Char" style:display-name="풍선 도움말 텍스트 Char" style:family="text" style:parent-style-name="Default_20_Paragraph_20_Font" loext:linked-style-name="Balloon_20_Text">
      <style:text-properties style:font-name="Calibri" fo:font-family="Calibri" style:font-family-generic="roman" style:font-pitch="variable" fo:font-size="9pt" style:font-name-asian="맑은 고딕" style:font-family-asian="'맑은 고딕'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-1.249cm" fo:margin-right="0cm" fo:line-height="115%" fo:orphans="0" fo:widows="0" fo:text-indent="0cm" style:auto-text-indent="false" fo:padding="0cm" fo:border="none" style:shadow="none" style:join-border="false"/>
    </style:style>
    <style:style style:name="MP2" style:family="paragraph" style:parent-style-name="Standard">
      <style:paragraph-properties fo:line-height="115%" fo:text-align="end" style:justify-single-word="false" fo:orphans="0" fo:widows="0" fo:padding="0cm" fo:border="none" style:shadow="none" style:join-border="false"/>
      <style:text-properties fo:font-size="8pt" officeooo:rsid="00023a85" officeooo:paragraph-rsid="0011913a" style:font-name-asian="Arial1" style:font-size-asian="8pt" style:font-size-complex="8pt"/>
    </style:style>
    <style:style style:name="MT1" style:family="text">
      <style:text-properties style:font-name="Arial Unicode MS" fo:font-size="8pt" officeooo:rsid="000ab097" style:font-name-asian="Arial Unicode MS1" style:font-size-asian="8pt" style:font-name-complex="Arial Unicode MS1" style:font-size-complex="8pt"/>
    </style:style>
    <style:style style:name="MT2" style:family="text">
      <style:text-properties style:font-name="Arial Unicode MS" fo:font-size="8pt" officeooo:rsid="00023a85" style:font-name-asian="Arial Unicode MS1" style:font-size-asian="8pt" style:font-name-complex="Arial Unicode MS1" style:font-size-complex="8pt"/>
    </style:style>
    <style:style style:name="MT3" style:family="text">
      <style:text-properties style:font-name="Arial Unicode MS" fo:font-size="8pt" style:font-name-asian="Arial Unicode MS1" style:font-size-asian="8pt" style:font-name-complex="Arial Unicode MS1" style:font-size-complex="8pt"/>
    </style:style>
    <style:style style:name="MT4" style:family="text">
      <style:text-properties style:font-name="Arimo" fo:font-size="8pt" style:font-name-asian="Arimo1" style:font-size-asian="8pt" style:font-name-complex="Arimo1" style:font-size-complex="8pt"/>
    </style:style>
    <style:style style:name="MT5" style:family="text">
      <style:text-properties style:font-name="Arimo" fo:font-size="8pt" officeooo:rsid="00023a85" style:font-name-asian="Arimo1" style:font-size-asian="8pt" style:font-name-complex="Arimo1" style:font-size-complex="8pt"/>
    </style:style>
    <style:style style:name="MT6" style:family="text">
      <style:text-properties style:font-name="Arimo" fo:font-size="8pt" officeooo:rsid="000ab097" style:font-name-asian="Arimo1" style:font-size-asian="8pt" style:font-name-complex="Arimo1" style:font-size-complex="8pt"/>
    </style:style>
    <style:style style:name="MT7" style:family="text">
      <style:text-properties officeooo:rsid="0011913a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2</text:span><text:span text:style-name="MT2">팀</text:span><text:span text:style-name="MT3"> 개발 계획서 - </text:span><text:span text:style-name="MT4"><text:s/>20</text:span><text:span text:style-name="MT5">24</text:span><text:span text:style-name="MT4"> 0</text:span><text:span text:style-name="MT6">4</text:span><text:span text:style-name="MT4">.</text:span><text:span text:style-name="MT6">01</text:span></text:p>
      </style:header>
      <style:footer>
        <text:p text:style-name="MP2"><text:span text:style-name="MT7">2</text:span>팀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7</meta:editing-cycles>
    <meta:creation-date>2019-04-28T21:27:00</meta:creation-date>
    <dc:date>2024-03-31T19:33:00.647380072</dc:date>
    <meta:editing-duration>PT5H58M44S</meta:editing-duration>
    <meta:generator>LibreOffice/7.3.7.2$Linux_X86_64 LibreOffice_project/30$Build-2</meta:generator>
    <meta:document-statistic meta:table-count="1" meta:image-count="0" meta:object-count="0" meta:page-count="1" meta:paragraph-count="31" meta:word-count="278" meta:character-count="418" meta:non-whitespace-character-count="327"/>
    <meta:user-defined meta:name="AppVersion">14.0000</meta:user-defined>
    <meta:template xlink:type="simple" xlink:actuate="onRequest" xlink:title="Normal" xlink:href=""/>
  </office:meta>
</office:document-meta>
</file>